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mestamp</text:p>
          </table:table-cell>
          <table:table-cell office:value-type="string">
            <text:p>asset</text:p>
          </table:table-cell>
          <table:table-cell office:value-type="string">
            <text:p>exchange</text:p>
          </table:table-cell>
          <table:table-cell office:value-type="string">
            <text:p>holder</text:p>
          </table:table-cell>
          <table:table-cell office:value-type="string">
            <text:p>type</text:p>
          </table:table-cell>
          <table:table-cell office:value-type="string">
            <text:p>spot</text:p>
          </table:table-cell>
          <table:table-cell office:value-type="string">
            <text:p>crypto in</text:p>
          </table:table-cell>
          <table:table-cell office:value-type="string">
            <text:p>fiat fee</text:p>
          </table:table-cell>
          <table:table-cell office:value-type="string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0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1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2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3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4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1:5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0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1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2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3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4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2:5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0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1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2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3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4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8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3:59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0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2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3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4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5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buy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1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2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3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4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5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6" office:value-type="float"/>
          <table:table-cell office:value="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7" office:value-type="float"/>
          <table:table-cell office:value="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8" office:value-type="float"/>
          <table:table-cell office:value="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0.9" office:value-type="float"/>
          <table:table-cell office:value="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interest</text:p>
          </table:table-cell>
          <table:table-cell office:value="1.0" office:value-type="float"/>
          <table:table-cell office:value="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mestamp</text:p>
          </table:table-cell>
          <table:table-cell office:value-type="string">
            <text:p>asset</text:p>
          </table:table-cell>
          <table:table-cell office:value-type="string">
            <text:p>exchange</text:p>
          </table:table-cell>
          <table:table-cell office:value-type="string">
            <text:p>holder</text:p>
          </table:table-cell>
          <table:table-cell office:value-type="string">
            <text:p>type</text:p>
          </table:table-cell>
          <table:table-cell office:value-type="string">
            <text:p>spot</text:p>
          </table:table-cell>
          <table:table-cell office:value-type="string">
            <text:p>crypto out</text:p>
          </table:table-cell>
          <table:table-cell office:value-type="string">
            <text:p>crypto fee</text:p>
          </table:table-cell>
          <table:table-cell office:value-type="string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0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1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2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3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4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4:5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0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1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2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3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4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5:5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0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1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2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8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39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0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1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2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3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4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5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6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Alice</text:p>
          </table:table-cell>
          <table:table-cell office:value-type="string">
            <text:p>sell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1" office:value-type="float"/>
          <table:table-cell office:value="0.0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2" office:value-type="float"/>
          <table:table-cell office:value="0.1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3" office:value-type="float"/>
          <table:table-cell office:value="0.1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4" office:value-type="float"/>
          <table:table-cell office:value="0.2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Coinbase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5" office:value-type="float"/>
          <table:table-cell office:value="0.2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6" office:value-type="float"/>
          <table:table-cell office:value="0.3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7" office:value-type="float"/>
          <table:table-cell office:value="0.3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8" office:value-type="float"/>
          <table:table-cell office:value="0.4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0.9" office:value-type="float"/>
          <table:table-cell office:value="0.4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15-01-01 06:47:01+00:00</text:p>
          </table:table-cell>
          <table:table-cell office:value-type="string">
            <text:p>B1</text:p>
          </table:table-cell>
          <table:table-cell office:value-type="string">
            <text:p>Kraken</text:p>
          </table:table-cell>
          <table:table-cell office:value-type="string">
            <text:p>Bob</text:p>
          </table:table-cell>
          <table:table-cell office:value-type="string">
            <text:p>donate</text:p>
          </table:table-cell>
          <table:table-cell office:value="1.0" office:value-type="float"/>
          <table:table-cell office:value="0.5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25T16:09:23.611780</meta:creation-date>
    <dc:date>2022-02-25T16:09:23.653642</dc:date>
    <meta:generator>http://pypi.python.org/pypi/ezodf/0.1.0$Python3.10.1 (main, Dec  6 2021, 22:18:13) [Clang 13.0.0 (clang-1300.0.29.3)]</meta:generator>
    <meta:document-statistic/>
    <meta:editing-cycles>1</meta:editing-cycles>
  </office:meta>
</office:document-meta>
</file>